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acfc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acfc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acfc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acfc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acfc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acfc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acfc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acfc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acfc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acfc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acfc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acfc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acfc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acfc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acfc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acfc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acfc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Isaac Yeshua Gonzalez Renge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1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5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ennart Luis Gonzalez Rengel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79182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36.1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